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ff00" draw:marker-start-width="0.352cm" draw:marker-end-width="0.352cm" draw:fill="none" draw:fill-color="#9999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23ff23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02cm" svg:stroke-color="#23ff23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2.478cm"/>
    </style:style>
    <style:style style:name="pr8" style:family="presentation" style:parent-style-name="Default-outline1">
      <style:graphic-properties draw:fill-color="#ffffff" draw:auto-grow-height="true" fo:min-height="11.843cm"/>
    </style:style>
    <style:style style:name="pr9" style:family="presentation" style:parent-style-name="Default-outline1">
      <style:graphic-properties draw:fill-color="#ffffff" draw:auto-grow-height="true" fo:min-height="3.81cm"/>
    </style:style>
    <style:style style:name="pr10" style:family="presentation" style:parent-style-name="Default-outline1">
      <style:graphic-properties draw:fill-color="#ffffff" draw:auto-grow-height="true" fo:min-height="5.6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08cm" fo:margin-right="0cm" fo:text-align="start" text:enable-numbering="true" fo:text-indent="-0.508cm"/>
    </style:style>
    <style:style style:name="P3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size="20pt" fo:font-weight="bold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18pt" fo:font-weight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color="#23ff23" fo:font-size="18pt" fo:font-weight="bold"/>
    </style:style>
    <style:style style:name="P18" style:family="paragraph">
      <style:paragraph-properties fo:margin-left="1.2cm" fo:margin-right="0cm" fo:text-indent="-0.9cm"/>
      <style:text-properties fo:font-size="20pt" fo:font-weight="bold"/>
    </style:style>
    <style:style style:name="P1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6pt" fo:font-weight="bold" style:font-size-asian="18pt" style:font-size-complex="18pt"/>
    </style:style>
    <style:style style:name="P22" style:family="paragraph">
      <style:paragraph-properties fo:text-align="center"/>
      <style:text-properties fo:font-size="16pt" style:font-size-asian="18pt" style:font-size-complex="18pt"/>
    </style:style>
    <style:style style:name="P23" style:family="paragraph">
      <style:paragraph-properties fo:margin-left="0cm" fo:margin-right="0cm" fo:text-indent="0cm"/>
      <style:text-properties fo:color="#23ff23" fo:font-size="16pt" fo:font-style="italic" fo:font-weight="bold"/>
    </style:style>
    <style:style style:name="P24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25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color="#ccccff"/>
    </style:style>
    <style:style style:name="T7" style:family="text">
      <style:text-properties fo:color="#ccccff" fo:font-size="20pt" fo:font-weight="bold"/>
    </style:style>
    <style:style style:name="T8" style:family="text">
      <style:text-properties fo:color="#ffff00" fo:font-size="20pt" fo:font-weight="bold"/>
    </style:style>
    <style:style style:name="T9" style:family="text">
      <style:text-properties fo:color="#23ff23" fo:font-size="20pt" fo:font-weight="bold"/>
    </style:style>
    <style:style style:name="T10" style:family="text">
      <style:text-properties fo:color="#23ff23" fo:font-size="16pt" fo:font-weight="bold"/>
    </style:style>
    <style:style style:name="T11" style:family="text">
      <style:text-properties fo:font-size="20pt" fo:font-weight="bold"/>
    </style:style>
    <style:style style:name="T12" style:family="text">
      <style:text-properties fo:font-size="18pt" fo:font-weight="bold"/>
    </style:style>
    <style:style style:name="T13" style:family="text">
      <style:text-properties fo:color="#23ff23" fo:font-size="18pt" fo:font-weight="bold"/>
    </style:style>
    <style:style style:name="T14" style:family="text">
      <style:text-properties fo:color="#ffffff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ccccff" fo:font-size="24pt" fo:font-weight="bold"/>
    </style:style>
    <style:style style:name="T17" style:family="text">
      <style:text-properties fo:font-size="24pt" fo:font-weight="bold"/>
    </style:style>
    <style:style style:name="T18" style:family="text">
      <style:text-properties fo:color="#ffff00" fo:font-size="24pt" fo:font-weight="bold"/>
    </style:style>
    <style:style style:name="T19" style:family="text">
      <style:text-properties fo:color="#23ff23" fo:font-size="24pt" fo:font-weight="bold"/>
    </style:style>
    <style:style style:name="T20" style:family="text">
      <style:text-properties fo:color="#ffcc99" fo:font-size="24pt" fo:font-weight="bold"/>
    </style:style>
    <style:style style:name="T21" style:family="text">
      <style:text-properties fo:font-size="16pt" fo:font-weight="bold" style:font-size-asian="18pt" style:font-size-complex="18pt"/>
    </style:style>
    <style:style style:name="T22" style:family="text">
      <style:text-properties fo:color="#23ff23" fo:font-size="16pt" fo:font-style="italic" fo:font-weight="bold"/>
    </style:style>
    <style:style style:name="T23" style:family="text">
      <style:text-properties fo:color="#23ff23" style:text-position="-33% 58%"/>
    </style:style>
    <style:style style:name="T24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</office:automatic-styles>
  <office:body>
    <office:presentation>
      <presentation:footer-decl presentation:name="ftr1">CMPT14x: §14.7-14.8, Py ch20</presentation:footer-decl>
      <presentation:footer-decl presentation:name="ftr2">CMPTxxxx</presentation:footer-decl>
      <presentation:date-time-decl presentation:name="dtd1" presentation:source="fixed">1 Dec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4.7-14.8, Py ch20:</text:span><text:span text:style-name="T1"><text:line-break/></text:span><text:span text:style-name="T1"><text:tab/></text:span><text:span text:style-name="T1"><text:tab/></text:span><text:span text:style-name="T1"><text:tab/></text:span><text:span text:style-name="T1">Binary Search Trees (cont.)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 Dec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7.62cm" svg:height="2.613cm" svg:x="19.508cm" svg:y="9.207cm">
          <text:list text:style-name="L3">
            <text:list-item>
              <text:p text:style-name="P2"><text:span text:style-name="T2">HW11</text:span><text:span text:style-name="T3"> due today</text:span></text:p>
            </text:list-item>
          </text:list>
          <text:list text:style-name="L3">
            <text:list-item>
              <text:p text:style-name="P2"><text:span text:style-name="T3">See rubric for paper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Trees</text:span>:</text:p>
              </text:list-item>
            </text:list>
            <text:list text:style-name="L4">
              <text:list-item>
                <text:list>
                  <text:list-item>
                    <text:p text:style-name="P6">Definition of term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Parent, children, root, leaves, degree, depth, level, fore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pth</text:span>-first vs. <text:span text:style-name="T4">breadth</text:span>-first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trees: <text:span text:style-name="T4">pre</text:span>/<text:span text:style-name="T4">in</text:span>/<text:span text:style-name="T4">post</text:span>-order travers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search trees (<text:span text:style-name="T4">BST</text:span>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ype defin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Search</text:span>, <text:span text:style-name="T6">Insert</text:span>, <text:span text:style-name="T6">Dele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Algorithmic efficiency</text:span> of BST <text:span text:style-name="T6">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search trees</text:p>
          </draw:text-box>
        </draw:frame>
        <draw:frame presentation:style-name="pr7" draw:text-style-name="P5" draw:layer="layout" svg:width="25.199cm" svg:height="2.478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Binary trees</text:span> (<text:span text:style-name="T6">degree</text:span>=<text:span text:style-name="T6">2</text:span>) are handy for keeping things in sorted <text:span text:style-name="T5">order</text:span>:</text:p>
              </text:list-item>
            </text:list>
          </draw:text-box>
        </draw:frame>
        <draw:frame presentation:style-name="pr8" draw:text-style-name="P13" draw:layer="layout" svg:width="14.474cm" svg:height="11.843cm" svg:x="1.401cm" svg:y="7.207cm" presentation:class="outline" presentation:user-transformed="true">
          <draw:text-box>
            <text:list text:style-name="L4">
              <text:list-item>
                <text:p text:style-name="P9"><text:span text:style-name="T7">class </text:span><text:span text:style-name="T8">BST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def __init__(self, data=None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self.data =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self.left = N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self.right = N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0">(* could also have a parent ptr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9">root</text:span><text:span text:style-name="T11"> = </text:span><text:span text:style-name="T8">BST</text:span><text:span text:style-name="T11">( </text:span><text:span text:style-name="T7">'Braeburn'</text:span><text:span text:style-name="T11"> )</text:span></text:p>
              </text:list-item>
            </text:list>
            <text:list text:style-name="L4">
              <text:list-item>
                <text:p text:style-name="P9"><text:span text:style-name="T9">root.left</text:span><text:span text:style-name="T11"> = </text:span><text:span text:style-name="T8">BST</text:span><text:span text:style-name="T11">( </text:span><text:span text:style-name="T7">'Ambrosia'</text:span><text:span text:style-name="T11"> )</text:span></text:p>
              </text:list-item>
            </text:list>
            <text:list text:style-name="L4">
              <text:list-item>
                <text:p text:style-name="P9"><text:span text:style-name="T9">root.right</text:span><text:span text:style-name="T11"> = </text:span><text:span text:style-name="T8">BST</text:span><text:span text:style-name="T11">( </text:span><text:span text:style-name="T7">'Gala'</text:span><text:span text:style-name="T11"> )</text:span></text:p>
              </text:list-item>
            </text:list>
            <text:list text:style-name="L4">
              <text:list-item>
                <text:p text:style-name="P9"><text:span text:style-name="T9">root.right.left</text:span><text:span text:style-name="T11"> = </text:span><text:span text:style-name="T8">BST</text:span><text:span text:style-name="T11">( </text:span><text:span text:style-name="T7">'Fuji'</text:span><text:span text:style-name="T11"> )</text:span></text:p>
              </text:list-item>
            </text:list>
          </draw:text-box>
        </draw:frame>
        <draw:ellipse draw:style-name="gr3" draw:text-style-name="P15" draw:id="id4" draw:layer="layout" svg:width="3.175cm" svg:height="1.27cm" svg:x="20.956cm" svg:y="10.795cm">
          <text:p text:style-name="P14"><text:span text:style-name="T12">“</text:span><text:span text:style-name="T12">Fuji”</text:span></text:p>
        </draw:ellipse>
        <draw:ellipse draw:style-name="gr3" draw:text-style-name="P15" draw:id="id1" draw:layer="layout" svg:width="4.12cm" svg:height="1.27cm" svg:x="19.375cm" svg:y="5.715cm">
          <text:p text:style-name="P14"><text:span text:style-name="T12">“</text:span><text:span text:style-name="T12">Braeburn”</text:span></text:p>
        </draw:ellipse>
        <draw:ellipse draw:style-name="gr3" draw:text-style-name="P15" draw:id="id2" draw:layer="layout" svg:width="4.755cm" svg:height="1.27cm" svg:x="15.876cm" svg:y="8.255cm">
          <text:p text:style-name="P14"><text:span text:style-name="T12">“</text:span><text:span text:style-name="T12">Ambrosia”</text:span></text:p>
        </draw:ellipse>
        <draw:ellipse draw:style-name="gr3" draw:text-style-name="P15" draw:id="id3" draw:layer="layout" svg:width="3.175cm" svg:height="1.27cm" svg:x="23.495cm" svg:y="8.326cm">
          <text:p text:style-name="P14"><text:span text:style-name="T12">“</text:span><text:span text:style-name="T12">Gala”</text:span></text:p>
        </draw:ellipse>
        <draw:connector draw:style-name="gr4" draw:text-style-name="P16" draw:layer="layout" draw:type="line" svg:x1="21.435cm" svg:y1="6.985cm" svg:x2="18.253cm" svg:y2="8.255cm" draw:start-shape="id1" draw:start-glue-point="2" draw:end-shape="id2" draw:end-glue-point="0">
          <text:p text:style-name="P1"/>
        </draw:connector>
        <draw:connector draw:style-name="gr4" draw:text-style-name="P16" draw:layer="layout" draw:type="line" svg:x1="21.435cm" svg:y1="6.985cm" svg:x2="25.082cm" svg:y2="8.326cm" draw:start-shape="id1" draw:start-glue-point="2" draw:end-shape="id3" draw:end-glue-point="0">
          <text:p text:style-name="P1"/>
        </draw:connector>
        <draw:connector draw:style-name="gr4" draw:text-style-name="P16" draw:layer="layout" draw:type="line" svg:x1="25.082cm" svg:y1="9.596cm" svg:x2="22.543cm" svg:y2="10.795cm" draw:start-shape="id3" draw:start-glue-point="2" draw:end-shape="id4" draw:end-glue-point="0">
          <text:p text:style-name="P1"/>
        </draw:connector>
        <draw:frame draw:style-name="gr5" draw:text-style-name="P17" draw:layer="layout" svg:width="1.72cm" svg:height="1.071cm" svg:x="18.165cm" svg:y="6.897cm">
          <draw:text-box>
            <text:p text:style-name="P1"><text:span text:style-name="T13">left</text:span></text:p>
          </draw:text-box>
        </draw:frame>
        <draw:frame draw:style-name="gr5" draw:text-style-name="P17" draw:layer="layout" svg:width="2.198cm" svg:height="1.071cm" svg:x="23.38cm" svg:y="6.977cm">
          <draw:text-box>
            <text:p text:style-name="P1"><text:span text:style-name="T13">right</text:span></text:p>
          </draw:text-box>
        </draw:frame>
        <draw:frame draw:style-name="gr5" draw:text-style-name="P17" draw:layer="layout" svg:width="1.72cm" svg:height="1.071cm" svg:x="22.225cm" svg:y="9.473cm">
          <draw:text-box>
            <text:p text:style-name="P1"><text:span text:style-name="T13">left</text:span></text:p>
          </draw:text-box>
        </draw:frame>
        <draw:frame presentation:style-name="pr9" draw:text-style-name="P18" draw:layer="layout" svg:width="8.755cm" svg:height="3.81cm" svg:x="18.415cm" svg:y="13.97cm" presentation:class="outline" presentation:user-transformed="true">
          <draw:text-box>
            <text:list text:style-name="L4">
              <text:list-item>
                <text:p text:style-name="P5"><text:span text:style-name="T11">Everything in </text:span><text:span text:style-name="T9">left</text:span><text:span text:style-name="T11"> subtree is </text:span><text:span text:style-name="T8">smaller</text:span></text:p>
              </text:list-item>
            </text:list>
            <text:list text:style-name="L4">
              <text:list-item>
                <text:p text:style-name="P5"><text:span text:style-name="T11">Everything in </text:span><text:span text:style-name="T9">right</text:span><text:span text:style-name="T11"> subtree is </text:span><text:span text:style-name="T8">bigg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tree traversals</text:p>
          </draw:text-box>
        </draw:frame>
        <draw:frame presentation:style-name="pr5" draw:text-style-name="P5" draw:layer="layout" svg:width="25.199cm" svg:height="15.246cm" svg:x="1.4cm" svg:y="4.007cm" presentation:class="outline" presentation:user-transformed="true">
          <draw:text-box>
            <text:list text:style-name="L4">
              <text:list-item>
                <text:p text:style-name="P5"><text:span text:style-name="T4">Pre-order</text:span> traversal of binary tree:</text:p>
              </text:list-item>
            </text:list>
            <text:list text:style-name="L4">
              <text:list-item>
                <text:list>
                  <text:list-item>
                    <text:p text:style-name="P6">Do <text:span text:style-name="T5">self</text:span> first, then <text:span text:style-name="T5">left</text:span> child, then <text:span text:style-name="T5">righ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3 – 2 – 1 – 5 – 4 - 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In-order</text:span> traversal:</text:p>
              </text:list-item>
            </text:list>
            <text:list text:style-name="L4">
              <text:list-item>
                <text:list>
                  <text:list-item>
                    <text:p text:style-name="P6">Do <text:span text:style-name="T5">left</text:span> child, then <text:span text:style-name="T5">self</text:span>, then <text:span text:style-name="T5">right</text:span> chi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1 – 2 – 3 – 4 – 5 – 6</text:span><text:span text:style-name="T14"> (</text:span><text:span text:style-name="T4">sorted</text:span><text:span text:style-name="T14"> order in BS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e.g. expressions: “</text:span><text:span text:style-name="T6">12 + (2 * 5)</text:span><text:span text:style-name="T14">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Post-order</text:span> traversal:</text:p>
              </text:list-item>
            </text:list>
            <text:list text:style-name="L4">
              <text:list-item>
                <text:list>
                  <text:list-item>
                    <text:p text:style-name="P6">Do <text:span text:style-name="T5">both</text:span> children first before <text:span text:style-name="T5">sel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1 – 2 – 4 – 6 – 5 -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e.g. Reverse Polish Notation: </text:span><text:span text:style-name="T6">12, 2, 5, *, 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3" draw:text-style-name="P19" draw:id="id5" draw:layer="layout" svg:width="1.938cm" svg:height="0.969cm" svg:x="22.839cm" svg:y="4.336cm">
          <text:p text:style-name="P14"><text:span text:style-name="T15">3</text:span></text:p>
        </draw:ellipse>
        <draw:ellipse draw:style-name="gr3" draw:text-style-name="P19" draw:id="id6" draw:layer="layout" svg:width="1.939cm" svg:height="0.968cm" svg:x="21.409cm" svg:y="6.835cm">
          <text:p text:style-name="P14"><text:span text:style-name="T15">2</text:span></text:p>
        </draw:ellipse>
        <draw:ellipse draw:style-name="gr3" draw:text-style-name="P19" draw:id="id7" draw:layer="layout" svg:width="1.938cm" svg:height="0.97cm" svg:x="24.455cm" svg:y="6.833cm">
          <text:p text:style-name="P14"><text:span text:style-name="T15">5</text:span></text:p>
        </draw:ellipse>
        <draw:ellipse draw:style-name="gr3" draw:text-style-name="P19" draw:id="id8" draw:layer="layout" svg:width="1.937cm" svg:height="0.968cm" svg:x="20.121cm" svg:y="8.982cm">
          <text:p text:style-name="P14"><text:span text:style-name="T15">1</text:span></text:p>
        </draw:ellipse>
        <draw:ellipse draw:style-name="gr3" draw:text-style-name="P19" draw:id="id9" draw:layer="layout" svg:width="1.938cm" svg:height="0.968cm" svg:x="23.265cm" svg:y="9.082cm">
          <text:p text:style-name="P14"><text:span text:style-name="T15">4</text:span></text:p>
        </draw:ellipse>
        <draw:connector draw:style-name="gr6" draw:text-style-name="P20" draw:layer="layout" draw:type="line" svg:x1="23.808cm" svg:y1="5.305cm" svg:x2="22.378cm" svg:y2="6.835cm" draw:start-shape="id5" draw:start-glue-point="2" draw:end-shape="id6" draw:end-glue-point="0">
          <text:p text:style-name="P1"/>
        </draw:connector>
        <draw:connector draw:style-name="gr6" draw:text-style-name="P20" draw:layer="layout" draw:type="line" svg:x1="23.808cm" svg:y1="5.305cm" svg:x2="25.424cm" svg:y2="6.833cm" draw:start-shape="id5" draw:start-glue-point="2" draw:end-shape="id7" draw:end-glue-point="0">
          <text:p text:style-name="P1"/>
        </draw:connector>
        <draw:connector draw:style-name="gr6" draw:text-style-name="P20" draw:layer="layout" draw:type="line" svg:x1="22.378cm" svg:y1="7.803cm" svg:x2="21.089cm" svg:y2="8.982cm" draw:start-shape="id6" draw:start-glue-point="2" draw:end-shape="id8" draw:end-glue-point="0">
          <text:p text:style-name="P1"/>
        </draw:connector>
        <draw:connector draw:style-name="gr6" draw:text-style-name="P20" draw:layer="layout" draw:type="line" svg:x1="25.424cm" svg:y1="7.803cm" svg:x2="24.234cm" svg:y2="9.082cm" draw:start-shape="id7" draw:start-glue-point="2" draw:end-shape="id9" draw:end-glue-point="0">
          <text:p text:style-name="P1"/>
        </draw:connector>
        <draw:ellipse draw:style-name="gr3" draw:text-style-name="P19" draw:id="id10" draw:layer="layout" svg:width="1.938cm" svg:height="0.97cm" svg:x="25.874cm" svg:y="9.08cm">
          <text:p text:style-name="P14"><text:span text:style-name="T15">6</text:span></text:p>
        </draw:ellipse>
        <draw:connector draw:style-name="gr6" draw:text-style-name="P16" draw:layer="layout" draw:type="line" svg:x1="25.424cm" svg:y1="7.803cm" svg:x2="26.843cm" svg:y2="9.08cm" draw:start-shape="id7" draw:start-glue-point="2" draw:end-shape="id10" draw:end-glue-point="0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arching a BST</text:p>
          </draw:text-box>
        </draw:frame>
        <draw:frame presentation:style-name="pr5" draw:text-style-name="P5" draw:layer="layout" svg:width="19.873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Recursive</text:span> algorithm:</text:p>
              </text:list-item>
            </text:list>
            <text:list text:style-name="L4">
              <text:list-item>
                <text:p text:style-name="P9"><text:span text:style-name="T16">def</text:span><text:span text:style-name="T17"> </text:span><text:span text:style-name="T18">search</text:span><text:span text:style-name="T17"> (</text:span><text:span text:style-name="T19">self</text:span><text:span text:style-name="T17">, </text:span><text:span text:style-name="T19">key</text:span><text:span text:style-name="T17">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if</text:span><text:span text:style-name="T17"> </text:span><text:span text:style-name="T19">key</text:span><text:span text:style-name="T17"> == self.</text:span><text:span text:style-name="T19">data</text:span><text:span text:style-name="T17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0">return</text:span><text:span text:style-name="T17"> self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elif</text:span><text:span text:style-name="T17"> </text:span><text:span text:style-name="T19">key</text:span><text:span text:style-name="T17"> &lt; self.</text:span><text:span text:style-name="T19">data</text:span><text:span text:style-name="T17"> </text:span><text:span text:style-name="T20">and</text:span><text:span text:style-name="T17"> self.</text:span><text:span text:style-name="T19">left</text:span><text:span text:style-name="T17"> != </text:span><text:span text:style-name="T20">None</text:span><text:span text:style-name="T17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0">return</text:span><text:span text:style-name="T17"> self.</text:span><text:span text:style-name="T19">left</text:span><text:span text:style-name="T17">.</text:span><text:span text:style-name="T18">search</text:span><text:span text:style-name="T17">(</text:span><text:span text:style-name="T19">key</text:span><text:span text:style-name="T17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elif</text:span><text:span text:style-name="T17"> </text:span><text:span text:style-name="T19">key</text:span><text:span text:style-name="T17"> &gt; self.</text:span><text:span text:style-name="T19">data</text:span><text:span text:style-name="T17"> </text:span><text:span text:style-name="T20">and</text:span><text:span text:style-name="T17"> self.</text:span><text:span text:style-name="T19">right</text:span><text:span text:style-name="T17"> != </text:span><text:span text:style-name="T20">None</text:span><text:span text:style-name="T17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0">return</text:span><text:span text:style-name="T17"> self.</text:span><text:span text:style-name="T19">right</text:span><text:span text:style-name="T17">.</text:span><text:span text:style-name="T18">search</text:span><text:span text:style-name="T17">(</text:span><text:span text:style-name="T19">key</text:span><text:span text:style-name="T17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else</text:span><text:span text:style-name="T17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0">return</text:span><text:span text:style-name="T17"> </text:span><text:span text:style-name="T20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7" draw:text-style-name="P21" draw:id="id14" draw:layer="layout" svg:width="2.355cm" svg:height="0.942cm" svg:x="24.35cm" svg:y="17.073cm">
          <text:p text:style-name="P14"><text:span text:style-name="T21">“</text:span><text:span text:style-name="T21">Fuji”</text:span></text:p>
        </draw:ellipse>
        <draw:ellipse draw:style-name="gr7" draw:text-style-name="P21" draw:id="id11" draw:layer="layout" svg:width="3.057cm" svg:height="0.942cm" svg:x="22.287cm" svg:y="11.571cm">
          <text:p text:style-name="P14"><text:span text:style-name="T21">“</text:span><text:span text:style-name="T21">Braeburn”</text:span></text:p>
        </draw:ellipse>
        <draw:ellipse draw:style-name="gr7" draw:text-style-name="P21" draw:id="id12" draw:layer="layout" svg:width="3.527cm" svg:height="0.943cm" svg:x="20.021cm" svg:y="14.232cm">
          <text:p text:style-name="P14"><text:span text:style-name="T21">“</text:span><text:span text:style-name="T21">Ambrosia”</text:span></text:p>
        </draw:ellipse>
        <draw:ellipse draw:style-name="gr7" draw:text-style-name="P21" draw:id="id13" draw:layer="layout" svg:width="2.356cm" svg:height="0.943cm" svg:x="25.344cm" svg:y="14.397cm">
          <text:p text:style-name="P14"><text:span text:style-name="T21">“</text:span><text:span text:style-name="T21">Gala”</text:span></text:p>
        </draw:ellipse>
        <draw:connector draw:style-name="gr8" draw:text-style-name="P22" draw:layer="layout" draw:type="line" svg:x1="23.815cm" svg:y1="12.513cm" svg:x2="21.784cm" svg:y2="14.231cm" draw:start-shape="id11" draw:start-glue-point="2" draw:end-shape="id12" draw:end-glue-point="0">
          <text:p text:style-name="P1"/>
        </draw:connector>
        <draw:connector draw:style-name="gr8" draw:text-style-name="P22" draw:layer="layout" draw:type="line" svg:x1="23.815cm" svg:y1="12.513cm" svg:x2="26.522cm" svg:y2="14.396cm" draw:start-shape="id11" draw:start-glue-point="2" draw:end-shape="id13" draw:end-glue-point="0">
          <text:p text:style-name="P1"/>
        </draw:connector>
        <draw:connector draw:style-name="gr8" draw:text-style-name="P22" draw:layer="layout" draw:type="line" svg:x1="26.522cm" svg:y1="15.34cm" svg:x2="25.527cm" svg:y2="17.073cm" draw:start-shape="id13" draw:start-glue-point="2" draw:end-shape="id14" draw:end-glue-point="0">
          <text:p text:style-name="P1"/>
        </draw:connector>
        <draw:ellipse draw:style-name="gr9" draw:text-style-name="P21" draw:id="id38" draw:layer="layout" svg:width="3.057cm" svg:height="0.942cm" svg:x="23.613cm" svg:y="8.583cm">
          <text:p text:style-name="P14"><text:span text:style-name="T21">“</text:span><text:span text:style-name="T21">Cameo”</text:span></text:p>
        </draw:ellipse>
        <draw:polyline draw:style-name="gr10" draw:text-style-name="P16" draw:id="id39" draw:layer="layout" svg:width="1.905cm" svg:height="1.27cm" svg:x="23.829cm" svg:y="12.911cm" svg:viewBox="0 0 1906 1271" draw:points="0,0 1905,1270">
          <text:p text:style-name="P1"/>
        </draw:polyline>
        <draw:polyline draw:style-name="gr10" draw:text-style-name="P16" draw:id="id40" draw:layer="layout" svg:width="0.75cm" svg:height="1.21cm" svg:x="25.301cm" svg:y="15.533cm" svg:viewBox="0 0 751 1211" draw:points="0,1210 750,0">
          <text:p text:style-name="P1"/>
        </draw:polyline>
        <draw:polyline draw:style-name="gr10" draw:text-style-name="P16" draw:id="id41" draw:layer="layout" svg:width="1.096cm" svg:height="0.797cm" svg:x="24.392cm" svg:y="18.075cm" svg:viewBox="0 0 1097 798" draw:points="0,797 1096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erting into a BST</text:p>
          </draw:text-box>
        </draw:frame>
        <draw:frame presentation:style-name="pr10" draw:text-style-name="P5" draw:layer="layout" svg:width="25.199cm" svg:height="5.653cm" svg:x="1.4cm" svg:y="4.507cm" presentation:class="outline" presentation:user-transformed="true">
          <draw:text-box>
            <text:list text:style-name="L4">
              <text:list-item>
                <text:p text:style-name="P5">Keep it sorted: insert in a <text:span text:style-name="T4">proper</text:span> place</text:p>
              </text:list-item>
            </text:list>
            <text:list text:style-name="L4">
              <text:list-item>
                <text:p text:style-name="P5">One choice: always insert as a <text:span text:style-name="T4">leaf</text:span></text:p>
              </text:list-item>
            </text:list>
            <text:list text:style-name="L4">
              <text:list-item>
                <text:list>
                  <text:list-item>
                    <text:p text:style-name="P6">Use <text:span text:style-name="T6">search</text:span>() algorithm to hunt for where the node ought to be if it were already in the tree</text:p>
                  </text:list-item>
                </text:list>
              </text:list-item>
            </text:list>
          </draw:text-box>
        </draw:frame>
        <draw:ellipse draw:style-name="gr3" draw:text-style-name="P21" draw:id="id18" draw:layer="layout" svg:width="2.355cm" svg:height="0.942cm" svg:x="7.622cm" svg:y="17.075cm">
          <text:p text:style-name="P14"><text:span text:style-name="T21">“</text:span><text:span text:style-name="T21">Fuji”</text:span></text:p>
        </draw:ellipse>
        <draw:ellipse draw:style-name="gr3" draw:text-style-name="P21" draw:id="id15" draw:layer="layout" svg:width="3.057cm" svg:height="0.942cm" svg:x="6.078cm" svg:y="12.63cm">
          <text:p text:style-name="P14"><text:span text:style-name="T21">“</text:span><text:span text:style-name="T21">Braeburn”</text:span></text:p>
        </draw:ellipse>
        <draw:ellipse draw:style-name="gr3" draw:text-style-name="P21" draw:id="id16" draw:layer="layout" svg:width="3.527cm" svg:height="0.943cm" svg:x="2.541cm" svg:y="15.456cm">
          <text:p text:style-name="P14"><text:span text:style-name="T21">“</text:span><text:span text:style-name="T21">Ambrosia”</text:span></text:p>
        </draw:ellipse>
        <draw:ellipse draw:style-name="gr3" draw:text-style-name="P21" draw:id="id17" draw:layer="layout" svg:width="2.356cm" svg:height="0.943cm" svg:x="9.135cm" svg:y="15.456cm">
          <text:p text:style-name="P14"><text:span text:style-name="T21">“</text:span><text:span text:style-name="T21">Gala”</text:span></text:p>
        </draw:ellipse>
        <draw:connector draw:style-name="gr6" draw:text-style-name="P22" draw:layer="layout" draw:type="line" svg:x1="7.606cm" svg:y1="13.572cm" svg:x2="4.304cm" svg:y2="15.455cm" draw:start-shape="id15" draw:start-glue-point="2" draw:end-shape="id16" draw:end-glue-point="0">
          <text:p text:style-name="P1"/>
        </draw:connector>
        <draw:connector draw:style-name="gr6" draw:text-style-name="P22" draw:layer="layout" draw:type="line" svg:x1="7.606cm" svg:y1="13.572cm" svg:x2="10.313cm" svg:y2="15.455cm" draw:start-shape="id15" draw:start-glue-point="2" draw:end-shape="id17" draw:end-glue-point="0">
          <text:p text:style-name="P1"/>
        </draw:connector>
        <draw:connector draw:style-name="gr6" draw:text-style-name="P22" draw:layer="layout" draw:type="line" svg:x1="10.313cm" svg:y1="16.399cm" svg:x2="8.799cm" svg:y2="17.075cm" draw:start-shape="id17" draw:start-glue-point="2" draw:end-shape="id18" draw:end-glue-point="0">
          <text:p text:style-name="P1"/>
        </draw:connector>
        <draw:ellipse draw:style-name="gr11" draw:text-style-name="P21" draw:layer="layout" svg:width="3.057cm" svg:height="0.942cm" svg:x="2.178cm" svg:y="11.43cm">
          <text:p text:style-name="P14"><text:span text:style-name="T21">“</text:span><text:span text:style-name="T21">Cameo”</text:span></text:p>
        </draw:ellipse>
        <draw:line draw:style-name="gr12" draw:text-style-name="P16" draw:layer="layout" svg:x1="7.62cm" svg:y1="13.97cm" svg:x2="9.525cm" svg:y2="15.24cm">
          <text:p text:style-name="P1"/>
        </draw:line>
        <draw:line draw:style-name="gr12" draw:text-style-name="P16" draw:layer="layout" svg:x1="8.799cm" svg:y1="16.805cm" svg:x2="9.525cm" svg:y2="16.51cm">
          <text:p text:style-name="P1"/>
        </draw:line>
        <draw:line draw:style-name="gr12" draw:text-style-name="P16" draw:layer="layout" svg:x1="7.258cm" svg:y1="18.774cm" svg:x2="8.581cm" svg:y2="18.199cm">
          <text:p text:style-name="P1"/>
        </draw:line>
        <draw:custom-shape draw:style-name="gr13" draw:text-style-name="P16" draw:layer="layout" svg:width="3.175cm" svg:height="1.27cm" svg:x="12.065cm" svg:y="13.9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21" draw:id="id22" draw:layer="layout" svg:width="2.355cm" svg:height="0.942cm" svg:x="20.685cm" svg:y="15.805cm">
          <text:p text:style-name="P14"><text:span text:style-name="T21">“</text:span><text:span text:style-name="T21">Fuji”</text:span></text:p>
        </draw:ellipse>
        <draw:ellipse draw:style-name="gr3" draw:text-style-name="P21" draw:id="id19" draw:layer="layout" svg:width="3.057cm" svg:height="0.942cm" svg:x="19.141cm" svg:y="11.36cm">
          <text:p text:style-name="P14"><text:span text:style-name="T21">“</text:span><text:span text:style-name="T21">Braeburn”</text:span></text:p>
        </draw:ellipse>
        <draw:ellipse draw:style-name="gr3" draw:text-style-name="P21" draw:id="id20" draw:layer="layout" svg:width="3.527cm" svg:height="0.943cm" svg:x="15.604cm" svg:y="14.186cm">
          <text:p text:style-name="P14"><text:span text:style-name="T21">“</text:span><text:span text:style-name="T21">Ambrosia”</text:span></text:p>
        </draw:ellipse>
        <draw:ellipse draw:style-name="gr3" draw:text-style-name="P21" draw:id="id21" draw:layer="layout" svg:width="2.356cm" svg:height="0.943cm" svg:x="22.198cm" svg:y="14.186cm">
          <text:p text:style-name="P14"><text:span text:style-name="T21">“</text:span><text:span text:style-name="T21">Gala”</text:span></text:p>
        </draw:ellipse>
        <draw:connector draw:style-name="gr6" draw:text-style-name="P22" draw:layer="layout" draw:type="line" svg:x1="20.669cm" svg:y1="12.302cm" svg:x2="17.367cm" svg:y2="14.185cm" draw:start-shape="id19" draw:start-glue-point="2" draw:end-shape="id20" draw:end-glue-point="0">
          <text:p text:style-name="P1"/>
        </draw:connector>
        <draw:connector draw:style-name="gr6" draw:text-style-name="P22" draw:layer="layout" draw:type="line" svg:x1="20.669cm" svg:y1="12.302cm" svg:x2="23.376cm" svg:y2="14.185cm" draw:start-shape="id19" draw:start-glue-point="2" draw:end-shape="id21" draw:end-glue-point="0">
          <text:p text:style-name="P1"/>
        </draw:connector>
        <draw:connector draw:style-name="gr6" draw:text-style-name="P22" draw:layer="layout" draw:type="line" svg:x1="23.376cm" svg:y1="15.129cm" svg:x2="21.862cm" svg:y2="15.805cm" draw:start-shape="id21" draw:start-glue-point="2" draw:end-shape="id22" draw:end-glue-point="0">
          <text:p text:style-name="P1"/>
        </draw:connector>
        <draw:ellipse draw:style-name="gr11" draw:text-style-name="P21" draw:id="id23" draw:layer="layout" svg:width="3.057cm" svg:height="0.942cm" svg:x="18.416cm" svg:y="17.78cm">
          <text:p text:style-name="P14"><text:span text:style-name="T21">“</text:span><text:span text:style-name="T21">Cameo”</text:span></text:p>
        </draw:ellipse>
        <draw:connector draw:style-name="gr12" draw:text-style-name="P16" draw:layer="layout" draw:type="line" svg:x1="21.862cm" svg:y1="16.747cm" svg:x2="19.944cm" svg:y2="17.78cm" draw:start-shape="id22" draw:start-glue-point="2" draw:end-shape="id23" draw:end-glue-point="0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leting from a BST</text:p>
          </draw:text-box>
        </draw:frame>
        <draw:frame presentation:style-name="pr10" draw:text-style-name="P5" draw:layer="layout" svg:width="25.199cm" svg:height="5.761cm" svg:x="1.4cm" svg:y="4.507cm" presentation:class="outline" presentation:user-transformed="true">
          <draw:text-box>
            <text:list text:style-name="L4">
              <text:list-item>
                <text:p text:style-name="P5">Need to <text:span text:style-name="T4">maintain</text:span> sorted structure of BST</text:p>
              </text:list-item>
            </text:list>
            <text:list text:style-name="L4">
              <text:list-item>
                <text:p text:style-name="P5">Replace node with <text:span text:style-name="T5">predecessor</text:span> or <text:span text:style-name="T5">successor</text:span> leaf</text:p>
              </text:list-item>
            </text:list>
            <text:list text:style-name="L4">
              <text:list-item>
                <text:list>
                  <text:list-item>
                    <text:p text:style-name="P6">Predecessor: <text:span text:style-name="T4">largest</text:span> node in <text:span text:style-name="T4">left</text:span> subtre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uccessor: <text:span text:style-name="T4">smallest</text:span> node in <text:span text:style-name="T4">right</text:span> subtree</text:p>
                  </text:list-item>
                </text:list>
              </text:list-item>
            </text:list>
          </draw:text-box>
        </draw:frame>
        <draw:ellipse draw:style-name="gr3" draw:text-style-name="P21" draw:id="id27" draw:layer="layout" svg:width="2.355cm" svg:height="0.942cm" svg:x="6.987cm" svg:y="16.133cm">
          <text:p text:style-name="P14"><text:span text:style-name="T21">“</text:span><text:span text:style-name="T21">Fuji”</text:span></text:p>
        </draw:ellipse>
        <draw:ellipse draw:style-name="gr14" draw:text-style-name="P21" draw:id="id24" draw:layer="layout" svg:width="3.057cm" svg:height="0.942cm" svg:x="5.443cm" svg:y="11.688cm">
          <text:p text:style-name="P14"><text:span text:style-name="T21">“</text:span><text:span text:style-name="T21">Braeburn”</text:span></text:p>
        </draw:ellipse>
        <draw:ellipse draw:style-name="gr3" draw:text-style-name="P21" draw:id="id25" draw:layer="layout" svg:width="3.527cm" svg:height="0.943cm" svg:x="1.906cm" svg:y="14.514cm">
          <text:p text:style-name="P14"><text:span text:style-name="T21">“</text:span><text:span text:style-name="T21">Ambrosia”</text:span></text:p>
        </draw:ellipse>
        <draw:ellipse draw:style-name="gr3" draw:text-style-name="P21" draw:id="id26" draw:layer="layout" svg:width="2.356cm" svg:height="0.943cm" svg:x="8.5cm" svg:y="14.514cm">
          <text:p text:style-name="P14"><text:span text:style-name="T21">“</text:span><text:span text:style-name="T21">Gala”</text:span></text:p>
        </draw:ellipse>
        <draw:connector draw:style-name="gr6" draw:text-style-name="P22" draw:layer="layout" draw:type="line" svg:x1="6.971cm" svg:y1="12.63cm" svg:x2="3.669cm" svg:y2="14.513cm" draw:start-shape="id24" draw:start-glue-point="2" draw:end-shape="id25" draw:end-glue-point="0">
          <text:p text:style-name="P1"/>
        </draw:connector>
        <draw:connector draw:style-name="gr6" draw:text-style-name="P22" draw:layer="layout" draw:type="line" svg:x1="6.971cm" svg:y1="12.63cm" svg:x2="9.678cm" svg:y2="14.513cm" draw:start-shape="id24" draw:start-glue-point="2" draw:end-shape="id26" draw:end-glue-point="0">
          <text:p text:style-name="P1"/>
        </draw:connector>
        <draw:connector draw:style-name="gr6" draw:text-style-name="P22" draw:layer="layout" draw:type="line" svg:x1="9.678cm" svg:y1="15.457cm" svg:x2="8.164cm" svg:y2="16.133cm" draw:start-shape="id26" draw:start-glue-point="2" draw:end-shape="id27" draw:end-glue-point="0">
          <text:p text:style-name="P1"/>
        </draw:connector>
        <draw:ellipse draw:style-name="gr11" draw:text-style-name="P21" draw:id="id28" draw:layer="layout" svg:width="3.057cm" svg:height="0.942cm" svg:x="4.718cm" svg:y="18.108cm">
          <text:p text:style-name="P14"><text:span text:style-name="T21">“</text:span><text:span text:style-name="T21">Cameo”</text:span></text:p>
        </draw:ellipse>
        <draw:connector draw:style-name="gr6" draw:text-style-name="P16" draw:layer="layout" draw:type="line" svg:x1="8.164cm" svg:y1="17.075cm" svg:x2="6.246cm" svg:y2="18.108cm" draw:start-shape="id27" draw:start-glue-point="2" draw:end-shape="id28" draw:end-glue-point="0">
          <text:p text:style-name="P1"/>
        </draw:connector>
        <draw:line draw:style-name="gr15" draw:text-style-name="P16" draw:layer="layout" svg:x1="5.08cm" svg:y1="11.43cm" svg:x2="8.89cm" svg:y2="12.7cm">
          <text:p text:style-name="P1"/>
        </draw:line>
        <draw:line draw:style-name="gr15" draw:text-style-name="P16" draw:layer="layout" svg:x1="8.89cm" svg:y1="11.43cm" svg:x2="5.08cm" svg:y2="12.7cm">
          <text:p text:style-name="P1"/>
        </draw:line>
        <draw:frame draw:style-name="gr16" draw:text-style-name="P23" draw:id="id29" draw:layer="layout" svg:width="3.349cm" svg:height="0.99cm" svg:x="10.16cm" svg:y="17.77cm">
          <draw:text-box>
            <text:p text:style-name="P1"><text:span text:style-name="T22">successor</text:span></text:p>
          </draw:text-box>
        </draw:frame>
        <draw:connector draw:style-name="gr17" draw:text-style-name="P16" draw:layer="layout" draw:type="line" svg:x1="10.16cm" svg:y1="18.265cm" svg:x2="7.775cm" svg:y2="18.579cm" draw:start-shape="id29" draw:start-glue-point="3" draw:end-shape="id28" draw:end-glue-point="1">
          <text:p text:style-name="P1"/>
        </draw:connector>
        <draw:custom-shape draw:style-name="gr13" draw:text-style-name="P16" draw:layer="layout" svg:width="3.175cm" svg:height="1.27cm" svg:x="12.066cm" svg:y="13.9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21" draw:id="id33" draw:layer="layout" svg:width="2.355cm" svg:height="0.942cm" svg:x="21.188cm" svg:y="16.133cm">
          <text:p text:style-name="P14"><text:span text:style-name="T21">“</text:span><text:span text:style-name="T21">Fuji”</text:span></text:p>
        </draw:ellipse>
        <draw:ellipse draw:style-name="gr3" draw:text-style-name="P21" draw:id="id31" draw:layer="layout" svg:width="3.527cm" svg:height="0.943cm" svg:x="16.107cm" svg:y="14.514cm">
          <text:p text:style-name="P14"><text:span text:style-name="T21">“</text:span><text:span text:style-name="T21">Ambrosia”</text:span></text:p>
        </draw:ellipse>
        <draw:ellipse draw:style-name="gr3" draw:text-style-name="P21" draw:id="id32" draw:layer="layout" svg:width="2.356cm" svg:height="0.943cm" svg:x="22.701cm" svg:y="14.514cm">
          <text:p text:style-name="P14"><text:span text:style-name="T21">“</text:span><text:span text:style-name="T21">Gala”</text:span></text:p>
        </draw:ellipse>
        <draw:connector draw:style-name="gr6" draw:text-style-name="P22" draw:layer="layout" draw:type="line" svg:x1="21.214cm" svg:y1="12.7cm" svg:x2="17.87cm" svg:y2="14.513cm" draw:start-shape="id30" draw:start-glue-point="2" draw:end-shape="id31" draw:end-glue-point="0">
          <text:p text:style-name="P1"/>
        </draw:connector>
        <draw:connector draw:style-name="gr6" draw:text-style-name="P22" draw:layer="layout" draw:type="line" svg:x1="21.214cm" svg:y1="12.7cm" svg:x2="23.879cm" svg:y2="14.513cm" draw:start-shape="id30" draw:start-glue-point="2" draw:end-shape="id32" draw:end-glue-point="0">
          <text:p text:style-name="P1"/>
        </draw:connector>
        <draw:connector draw:style-name="gr6" draw:text-style-name="P22" draw:layer="layout" draw:type="line" svg:x1="23.879cm" svg:y1="15.457cm" svg:x2="22.365cm" svg:y2="16.133cm" draw:start-shape="id32" draw:start-glue-point="2" draw:end-shape="id33" draw:end-glue-point="0">
          <text:p text:style-name="P1"/>
        </draw:connector>
        <draw:ellipse draw:style-name="gr11" draw:text-style-name="P21" draw:id="id30" draw:layer="layout" svg:width="3.057cm" svg:height="0.942cm" svg:x="19.686cm" svg:y="11.758cm">
          <text:p text:style-name="P14"><text:span text:style-name="T21">“</text:span><text:span text:style-name="T21">Cameo”</text:span></text:p>
        </draw:ellips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STs and algorithmic efficiency</text:p>
          </draw:text-box>
        </draw:frame>
        <draw:frame presentation:style-name="pr5" draw:text-style-name="P5" draw:layer="layout" svg:width="25.199cm" svg:height="14.945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Searching</text:span> in a <text:span text:style-name="T4">balanced</text:span> binary search tree takes worst-case <text:span text:style-name="T5">O(log n)</text:span> running tim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pth</text:span> of balanced tree is <text:span text:style-name="T5">log</text:span><text:span text:style-name="T23">2</text:span><text:span text:style-name="T5"> 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Compare with </text:span><text:span text:style-name="T4">arrays</text:span><text:span text:style-name="T14">/</text:span><text:span text:style-name="T4">linked</text:span><text:span text:style-name="T14"> </text:span><text:span text:style-name="T4">lists</text:span><text:span text:style-name="T14">: </text:span><text:span text:style-name="T5">O(n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4">But depending on order of inserts, tree may be </text:span><text:span text:style-name="T4">unbalanced</text:span><text:span text:style-name="T14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Insert in </text:span><text:span text:style-name="T4">order</text:span><text:span text:style-name="T14">: </text:span><text:span text:style-name="T6">Ambrosia, Braeburn, Fuji, Gala</text:span><text:span text:style-name="T14">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Tree </text:span><text:span text:style-name="T4">degenerates</text:span><text:span text:style-name="T14"> to linked-li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Searching becomes </text:span><text:span text:style-name="T5">O(n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4">Keeping a BST </text:span><text:span text:style-name="T4">balanced</text:span><text:span text:style-name="T14"> is a larger topic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e.g., </text:span><text:span text:style-name="T5">Splay-tre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3" draw:text-style-name="P24" draw:id="id36" draw:layer="layout" svg:width="1.783cm" svg:height="0.795cm" svg:x="23.966cm" svg:y="16.98cm">
          <text:p text:style-name="P14"><text:span text:style-name="T24">“</text:span><text:span text:style-name="T24">Fuji”</text:span></text:p>
        </draw:ellipse>
        <draw:ellipse draw:style-name="gr3" draw:text-style-name="P24" draw:id="id34" draw:layer="layout" svg:width="2.539cm" svg:height="0.713cm" svg:x="22.061cm" svg:y="15.792cm">
          <text:p text:style-name="P14"><text:span text:style-name="T24">“</text:span><text:span text:style-name="T24">Braeburn”</text:span></text:p>
        </draw:ellipse>
        <draw:ellipse draw:style-name="gr3" draw:text-style-name="P24" draw:id="id35" draw:layer="layout" svg:width="2.669cm" svg:height="0.714cm" svg:x="20.661cm" svg:y="14.6cm">
          <text:p text:style-name="P14"><text:span text:style-name="T24">“</text:span><text:span text:style-name="T24">Ambrosia”</text:span></text:p>
        </draw:ellipse>
        <draw:ellipse draw:style-name="gr3" draw:text-style-name="P24" draw:id="id37" draw:layer="layout" svg:width="1.784cm" svg:height="0.714cm" svg:x="25.235cm" svg:y="18.331cm">
          <text:p text:style-name="P14"><text:span text:style-name="T24">“</text:span><text:span text:style-name="T24">Gala”</text:span></text:p>
        </draw:ellipse>
        <draw:connector draw:style-name="gr6" draw:text-style-name="P25" draw:layer="layout" draw:type="line" svg:x1="23.33cm" svg:y1="15.791cm" svg:x2="21.995cm" svg:y2="15.314cm" draw:start-shape="id34" draw:start-glue-point="0" draw:end-shape="id35" draw:end-glue-point="2">
          <text:p text:style-name="P1"/>
        </draw:connector>
        <draw:connector draw:style-name="gr6" draw:text-style-name="P25" draw:layer="layout" draw:type="line" svg:x1="23.33cm" svg:y1="16.505cm" svg:x2="24.857cm" svg:y2="16.979cm" draw:start-shape="id34" draw:start-glue-point="2" draw:end-shape="id36" draw:end-glue-point="0">
          <text:p text:style-name="P1"/>
        </draw:connector>
        <draw:connector draw:style-name="gr6" draw:text-style-name="P25" draw:layer="layout" draw:type="line" svg:x1="26.127cm" svg:y1="18.331cm" svg:x2="24.857cm" svg:y2="17.775cm" draw:start-shape="id37" draw:start-glue-point="0" draw:end-shape="id36" draw:end-glue-point="2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Trees</text:span>:</text:p>
              </text:list-item>
            </text:list>
            <text:list text:style-name="L4">
              <text:list-item>
                <text:list>
                  <text:list-item>
                    <text:p text:style-name="P6">Definition of term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Parent, children, root, leaves, degree, depth, level, fore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pth</text:span>-first vs. <text:span text:style-name="T4">breadth</text:span>-first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trees: <text:span text:style-name="T4">pre</text:span>/<text:span text:style-name="T4">in</text:span>/<text:span text:style-name="T4">post</text:span>-order travers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inary search trees (<text:span text:style-name="T4">BST</text:span>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ype defin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Search</text:span>, <text:span text:style-name="T6">Insert</text:span>, <text:span text:style-name="T6">Dele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Algorithmic efficiency</text:span> of BST <text:span text:style-name="T6">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Lab10</text:span> due next week:</text:p>
              </text:list-item>
            </text:list>
            <text:list text:style-name="L4">
              <text:list-item>
                <text:list>
                  <text:list-item>
                    <text:p text:style-name="P6">No Lab11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plement one of your old labs 2-7 in M2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ull lab-writeup (may reuse old writeup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Quiz11</text:span> next Mon:</text:p>
              </text:list-item>
            </text:list>
            <text:list text:style-name="L4">
              <text:list-item>
                <text:list>
                  <text:list-item>
                    <text:p text:style-name="P6">Trees (lectures 45, 47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Paper</text:span> due Wed 6Dec</text:p>
              </text:list-item>
            </text:list>
            <text:list text:style-name="L4">
              <text:list-item>
                <text:list>
                  <text:list-item>
                    <text:p text:style-name="P6">If by paper, due by 5pm to 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f by email, by midnigh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30T09:58:23</meta:creation-date>
    <dc:creator>Sean Ho</dc:creator>
    <dc:date>2006-12-01T14:30:52</dc:date>
    <dc:language>en-US</dc:language>
    <meta:editing-cycles>65</meta:editing-cycles>
    <meta:editing-duration>P1DT4H46M38S</meta:editing-duration>
    <meta:user-defined meta:name="Info 1"/>
    <meta:user-defined meta:name="Info 2"/>
    <meta:user-defined meta:name="Info 3"/>
    <meta:user-defined meta:name="Info 4"/>
    <meta:document-statistic meta:object-count="281"/>
  </office:meta>
</office:document-meta>
</file>